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85.99mm" svg:height="166.81mm" svg:x="5.85mm" svg:y="28.42mm">
            <loext:p draw:notify-on-update-of-ranges="Sheet1.B1:Sheet1.K1 Sheet1.A2:Sheet1.A2 Sheet1.B2:Sheet1.K2 Sheet1.A3:Sheet1.A3 Sheet1.B3:Sheet1.K3 Sheet1.A4:Sheet1.A4 Sheet1.B4:Sheet1.K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CPU Speed</text:p>
          </table:table-cell>
          <table:table-cell office:value-type="string" calcext:value-type="string">
            <text:p>200Hz</text:p>
          </table:table-cell>
          <table:table-cell office:value-type="string" calcext:value-type="string">
            <text:p>400Hz</text:p>
          </table:table-cell>
          <table:table-cell office:value-type="string" calcext:value-type="string">
            <text:p>600Hz</text:p>
          </table:table-cell>
          <table:table-cell office:value-type="string" calcext:value-type="string">
            <text:p>800Hz</text:p>
          </table:table-cell>
          <table:table-cell office:value-type="string" calcext:value-type="string">
            <text:p>1000Hz</text:p>
          </table:table-cell>
          <table:table-cell office:value-type="string" calcext:value-type="string">
            <text:p>1200Hz</text:p>
          </table:table-cell>
          <table:table-cell office:value-type="string" calcext:value-type="string">
            <text:p>1400Hz</text:p>
          </table:table-cell>
          <table:table-cell office:value-type="string" calcext:value-type="string">
            <text:p>1600Hz</text:p>
          </table:table-cell>
          <table:table-cell office:value-type="string" calcext:value-type="string">
            <text:p>1800Hz</text:p>
          </table:table-cell>
          <table:table-cell office:value-type="string" calcext:value-type="string">
            <text:p>2000Hz</text:p>
          </table:table-cell>
        </table:table-row>
        <table:table-row table:style-name="ro1">
          <table:table-cell office:value-type="percentage" office:value="1" calcext:value-type="percentage">
            <text:p>100%</text:p>
          </table:table-cell>
          <table:table-cell office:value-type="float" office:value="1.18826649766667" calcext:value-type="float">
            <text:p>1.1882664977</text:p>
          </table:table-cell>
          <table:table-cell office:value-type="float" office:value="1.33923514433333" calcext:value-type="float">
            <text:p>1.3392351443</text:p>
          </table:table-cell>
          <table:table-cell office:value-type="float" office:value="1.104789576" calcext:value-type="float">
            <text:p>1.104789576</text:p>
          </table:table-cell>
          <table:table-cell office:value-type="float" office:value="0.907047184666667" calcext:value-type="float">
            <text:p>0.9070471847</text:p>
          </table:table-cell>
          <table:table-cell office:value-type="float" office:value="1.13273775033333" calcext:value-type="float">
            <text:p>1.1327377503</text:p>
          </table:table-cell>
          <table:table-cell office:value-type="float" office:value="1.07599050966667" calcext:value-type="float">
            <text:p>1.0759905097</text:p>
          </table:table-cell>
          <table:table-cell office:value-type="float" office:value="1.46323764666667" calcext:value-type="float">
            <text:p>1.4632376467</text:p>
          </table:table-cell>
          <table:table-cell office:value-type="float" office:value="3.831621417" calcext:value-type="float">
            <text:p>3.831621417</text:p>
          </table:table-cell>
          <table:table-cell office:value-type="float" office:value="4.729023945" calcext:value-type="float">
            <text:p>4.729023945</text:p>
          </table:table-cell>
          <table:table-cell office:value-type="float" office:value="12.6641304426667" calcext:value-type="float">
            <text:p>12.6641304427</text:p>
          </table:table-cell>
        </table:table-row>
        <table:table-row table:style-name="ro1">
          <table:table-cell office:value-type="percentage" office:value="0.75" calcext:value-type="percentage">
            <text:p>75%</text:p>
          </table:table-cell>
          <table:table-cell office:value-type="float" office:value="1.39903131833333" calcext:value-type="float">
            <text:p>1.3990313183</text:p>
          </table:table-cell>
          <table:table-cell office:value-type="float" office:value="1.363014055" calcext:value-type="float">
            <text:p>1.363014055</text:p>
          </table:table-cell>
          <table:table-cell office:value-type="float" office:value="1.27888361283333" calcext:value-type="float">
            <text:p>1.2788836128</text:p>
          </table:table-cell>
          <table:table-cell office:value-type="float" office:value="1.29978529066667" calcext:value-type="float">
            <text:p>1.2997852907</text:p>
          </table:table-cell>
          <table:table-cell office:value-type="float" office:value="1.598097564" calcext:value-type="float">
            <text:p>1.598097564</text:p>
          </table:table-cell>
          <table:table-cell office:value-type="float" office:value="3.4441516775" calcext:value-type="float">
            <text:p>3.4441516775</text:p>
          </table:table-cell>
          <table:table-cell office:value-type="float" office:value="6.26967462633333" calcext:value-type="float">
            <text:p>6.2696746263</text:p>
          </table:table-cell>
          <table:table-cell office:value-type="float" office:value="12.337168293" calcext:value-type="float">
            <text:p>12.337168293</text:p>
          </table:table-cell>
          <table:table-cell office:value-type="float" office:value="27.6348330946667" calcext:value-type="float">
            <text:p>27.6348330947</text:p>
          </table:table-cell>
          <table:table-cell office:value-type="float" office:value="53.0622472036667" calcext:value-type="float">
            <text:p>53.0622472037</text:p>
          </table:table-cell>
        </table:table-row>
        <table:table-row table:style-name="ro1">
          <table:table-cell office:value-type="percentage" office:value="0.5" calcext:value-type="percentage">
            <text:p>50%</text:p>
          </table:table-cell>
          <table:table-cell office:value-type="float" office:value="1.608699562" calcext:value-type="float">
            <text:p>1.608699562</text:p>
          </table:table-cell>
          <table:table-cell office:value-type="float" office:value="1.56827709316666" calcext:value-type="float">
            <text:p>1.5682770932</text:p>
          </table:table-cell>
          <table:table-cell office:value-type="float" office:value="2.04382037033333" calcext:value-type="float">
            <text:p>2.0438203703</text:p>
          </table:table-cell>
          <table:table-cell office:value-type="float" office:value="5.09748919866667" calcext:value-type="float">
            <text:p>5.0974891987</text:p>
          </table:table-cell>
          <table:table-cell office:value-type="float" office:value="16.2871030943333" calcext:value-type="float">
            <text:p>16.2871030943</text:p>
          </table:table-cell>
          <table:table-cell office:value-type="float" office:value="47.2168123350001" calcext:value-type="float">
            <text:p>47.216812335</text:p>
          </table:table-cell>
          <table:table-cell office:value-type="float" office:value="80.1568364413333" calcext:value-type="float">
            <text:p>80.1568364413</text:p>
          </table:table-cell>
          <table:table-cell office:value-type="float" office:value="113.158075737667" calcext:value-type="float">
            <text:p>113.1580757377</text:p>
          </table:table-cell>
          <table:table-cell office:value-type="float" office:value="103.230117166667" calcext:value-type="float">
            <text:p>103.2301171667</text:p>
          </table:table-cell>
          <table:table-cell office:value-type="float" office:value="98.8244366765" calcext:value-type="float">
            <text:p>98.8244366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8:13:51.248887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ac Jordan</meta:initial-creator>
    <meta:creation-date>2017-01-13T15:59:01.546157257</meta:creation-date>
    <meta:generator>LibreOffice/5.1.6.2$Linux_X86_64 LibreOffice_project/10m0$Build-2</meta:generator>
    <dc:date>2017-03-11T18:15:36.023597445</dc:date>
    <meta:editing-duration>PT1H51M34S</meta:editing-duration>
    <meta:editing-cycles>2</meta:editing-cycles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6cm" svg:height="16.682cm" xlink:href=".." xlink:type="simple" chart:class="chart:bar" chart:style-name="ch1">
        <chart:title svg:x="12.206cm" svg:y="0.468cm" chart:style-name="ch2">
          <text:p>Experiment 3 (CPU)</text:p>
        </chart:title>
        <chart:subtitle svg:x="11.901cm" svg:y="1.592cm" chart:style-name="ch3">
          <text:p>Average Message Latency</text:p>
        </chart:subtitle>
        <chart:legend chart:legend-position="end" svg:x="26.877cm" svg:y="7.503cm" style:legend-expansion="high" chart:style-name="ch4"/>
        <chart:plot-area chart:style-name="ch5" table:cell-range-address="Sheet1.A1:Sheet1.K4" chart:data-source-has-labels="both" svg:x="1.709cm" svg:y="2.612cm" svg:width="24.596cm" svg:height="12.63cm">
          <chartooo:coordinate-region svg:x="2.595cm" svg:y="2.825cm" svg:width="23.71cm" svg:height="11.743cm"/>
          <chart:axis chart:dimension="x" chart:name="primary-x" chart:style-name="ch6" chartooo:axis-type="auto">
            <chartooo:date-scale/>
            <chart:title svg:x="12.153cm" svg:y="15.575cm" chart:style-name="ch7">
              <text:p>Message Frequency</text:p>
            </chart:title>
            <chart:categories table:cell-range-address="Sheet1.B1:Sheet1.K1"/>
          </chart:axis>
          <chart:axis chart:dimension="y" chart:name="primary-y" chart:style-name="ch8">
            <chart:title svg:x="0.451cm" svg:y="11.779cm" chart:style-name="ch9">
              <text:p>Average Message Latency (ms)</text:p>
            </chart:title>
            <chart:grid chart:style-name="ch10" chart:class="major"/>
          </chart:axis>
          <chart:series chart:style-name="ch11" chart:values-cell-range-address="Sheet1.B2:Sheet1.K2" chart:label-cell-address="Sheet1.A2:Sheet1.A2" chart:class="chart:bar">
            <chart:data-point chart:repeated="10"/>
          </chart:series>
          <chart:series chart:style-name="ch12" chart:values-cell-range-address="Sheet1.B3:Sheet1.K3" chart:label-cell-address="Sheet1.A3:Sheet1.A3" chart:class="chart:bar">
            <chart:data-point chart:repeated="10"/>
          </chart:series>
          <chart:series chart:style-name="ch13" chart:values-cell-range-address="Sheet1.B4:Sheet1.K4" chart:label-cell-address="Sheet1.A4:Sheet1.A4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Hz</text:p>
                <draw:g>
                  <svg:desc>Sheet1.B1:Sheet1.K1</svg:desc>
                </draw:g>
              </table:table-cell>
              <table:table-cell office:value-type="string">
                <text:p>400Hz</text:p>
              </table:table-cell>
              <table:table-cell office:value-type="string">
                <text:p>600Hz</text:p>
              </table:table-cell>
              <table:table-cell office:value-type="string">
                <text:p>800Hz</text:p>
              </table:table-cell>
              <table:table-cell office:value-type="string">
                <text:p>1000Hz</text:p>
              </table:table-cell>
              <table:table-cell office:value-type="string">
                <text:p>1200Hz</text:p>
              </table:table-cell>
              <table:table-cell office:value-type="string">
                <text:p>1400Hz</text:p>
              </table:table-cell>
              <table:table-cell office:value-type="string">
                <text:p>1600Hz</text:p>
              </table:table-cell>
              <table:table-cell office:value-type="string">
                <text:p>1800Hz</text:p>
              </table:table-cell>
              <table:table-cell office:value-type="string">
                <text:p>2000Hz</text:p>
              </table:table-cell>
            </table:table-row>
          </table:table-header-rows>
          <table:table-rows>
            <table:table-row>
              <table:table-cell office:value-type="string">
                <text:p>100%</text:p>
                <draw:g>
                  <svg:desc>Sheet1.A2:Sheet1.A2</svg:desc>
                </draw:g>
              </table:table-cell>
              <table:table-cell office:value-type="float" office:value="1.18826649766667">
                <text:p>1.18826649766667</text:p>
                <draw:g>
                  <svg:desc>Sheet1.B2:Sheet1.K2</svg:desc>
                </draw:g>
              </table:table-cell>
              <table:table-cell office:value-type="float" office:value="1.33923514433333">
                <text:p>1.33923514433333</text:p>
              </table:table-cell>
              <table:table-cell office:value-type="float" office:value="1.104789576">
                <text:p>1.104789576</text:p>
              </table:table-cell>
              <table:table-cell office:value-type="float" office:value="0.907047184666667">
                <text:p>0.907047184666667</text:p>
              </table:table-cell>
              <table:table-cell office:value-type="float" office:value="1.13273775033333">
                <text:p>1.13273775033333</text:p>
              </table:table-cell>
              <table:table-cell office:value-type="float" office:value="1.07599050966667">
                <text:p>1.07599050966667</text:p>
              </table:table-cell>
              <table:table-cell office:value-type="float" office:value="1.46323764666667">
                <text:p>1.46323764666667</text:p>
              </table:table-cell>
              <table:table-cell office:value-type="float" office:value="3.831621417">
                <text:p>3.831621417</text:p>
              </table:table-cell>
              <table:table-cell office:value-type="float" office:value="4.729023945">
                <text:p>4.729023945</text:p>
              </table:table-cell>
              <table:table-cell office:value-type="float" office:value="12.6641304426667">
                <text:p>12.6641304426667</text:p>
              </table:table-cell>
            </table:table-row>
            <table:table-row>
              <table:table-cell office:value-type="string">
                <text:p>75%</text:p>
                <draw:g>
                  <svg:desc>Sheet1.A3:Sheet1.A3</svg:desc>
                </draw:g>
              </table:table-cell>
              <table:table-cell office:value-type="float" office:value="1.39903131833333">
                <text:p>1.39903131833333</text:p>
                <draw:g>
                  <svg:desc>Sheet1.B3:Sheet1.K3</svg:desc>
                </draw:g>
              </table:table-cell>
              <table:table-cell office:value-type="float" office:value="1.363014055">
                <text:p>1.363014055</text:p>
              </table:table-cell>
              <table:table-cell office:value-type="float" office:value="1.27888361283333">
                <text:p>1.27888361283333</text:p>
              </table:table-cell>
              <table:table-cell office:value-type="float" office:value="1.29978529066667">
                <text:p>1.29978529066667</text:p>
              </table:table-cell>
              <table:table-cell office:value-type="float" office:value="1.598097564">
                <text:p>1.598097564</text:p>
              </table:table-cell>
              <table:table-cell office:value-type="float" office:value="3.4441516775">
                <text:p>3.4441516775</text:p>
              </table:table-cell>
              <table:table-cell office:value-type="float" office:value="6.26967462633333">
                <text:p>6.26967462633333</text:p>
              </table:table-cell>
              <table:table-cell office:value-type="float" office:value="12.337168293">
                <text:p>12.337168293</text:p>
              </table:table-cell>
              <table:table-cell office:value-type="float" office:value="27.6348330946667">
                <text:p>27.6348330946667</text:p>
              </table:table-cell>
              <table:table-cell office:value-type="float" office:value="53.0622472036667">
                <text:p>53.0622472036667</text:p>
              </table:table-cell>
            </table:table-row>
            <table:table-row>
              <table:table-cell office:value-type="string">
                <text:p>50%</text:p>
                <draw:g>
                  <svg:desc>Sheet1.A4:Sheet1.A4</svg:desc>
                </draw:g>
              </table:table-cell>
              <table:table-cell office:value-type="float" office:value="1.608699562">
                <text:p>1.608699562</text:p>
                <draw:g>
                  <svg:desc>Sheet1.B4:Sheet1.K4</svg:desc>
                </draw:g>
              </table:table-cell>
              <table:table-cell office:value-type="float" office:value="1.56827709316666">
                <text:p>1.56827709316666</text:p>
              </table:table-cell>
              <table:table-cell office:value-type="float" office:value="2.04382037033333">
                <text:p>2.04382037033333</text:p>
              </table:table-cell>
              <table:table-cell office:value-type="float" office:value="5.09748919866667">
                <text:p>5.09748919866667</text:p>
              </table:table-cell>
              <table:table-cell office:value-type="float" office:value="16.2871030943333">
                <text:p>16.2871030943333</text:p>
              </table:table-cell>
              <table:table-cell office:value-type="float" office:value="47.2168123350001">
                <text:p>47.2168123350001</text:p>
              </table:table-cell>
              <table:table-cell office:value-type="float" office:value="80.1568364413333">
                <text:p>80.1568364413333</text:p>
              </table:table-cell>
              <table:table-cell office:value-type="float" office:value="113.158075737667">
                <text:p>113.158075737667</text:p>
              </table:table-cell>
              <table:table-cell office:value-type="float" office:value="103.230117166667">
                <text:p>103.230117166667</text:p>
              </table:table-cell>
              <table:table-cell office:value-type="float" office:value="98.8244366765">
                <text:p>98.8244366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